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ebdings" svg:font-family="Webdings" style:font-charset="x-symbol"/>
    <style:font-face style:name="Lohit Hindi1" svg:font-family="'Lohit Hindi'"/>
    <style:font-face style:name="OpenSymbol" svg:font-family="OpenSymbol"/>
    <style:font-face style:name="Times New Roman1" svg:font-family="'Times New Roman'" style:font-family-generic="roman"/>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Courier New" svg:font-family="'Courier New'" style:font-family-generic="modern" style:font-pitch="variable"/>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17.59cm" table:align="margins"/>
    </style:style>
    <style:style style:name="Tabelle1.A" style:family="table-column">
      <style:table-column-properties style:column-width="1.558cm" style:rel-column-width="5806*"/>
    </style:style>
    <style:style style:name="Tabelle1.B" style:family="table-column">
      <style:table-column-properties style:column-width="1.559cm" style:rel-column-width="5807*"/>
    </style:style>
    <style:style style:name="Tabelle1.G" style:family="table-column">
      <style:table-column-properties style:column-width="2.004cm" style:rel-column-width="7465*"/>
    </style:style>
    <style:style style:name="Tabelle1.K" style:family="table-column">
      <style:table-column-properties style:column-width="1.559cm" style:rel-column-width="5811*"/>
    </style:style>
    <style:style style:name="Tabelle1.A1" style:family="table-cell">
      <style:table-cell-properties fo:padding="0.097cm" fo:border-left="0.002cm solid #000000" fo:border-right="none" fo:border-top="0.002cm solid #000000" fo:border-bottom="0.002cm solid #000000"/>
    </style:style>
    <style:style style:name="Tabelle1.K1" style:family="table-cell">
      <style:table-cell-properties fo:padding="0.097cm" fo:border="0.002cm solid #000000"/>
    </style:style>
    <style:style style:name="Tabelle1.D2" style:family="table-cell">
      <style:table-cell-properties fo:padding="0.097cm" fo:border-left="0.002cm solid #000000" fo:border-right="none" fo:border-top="none" fo:border-bottom="0.002cm solid #000000"/>
    </style:style>
    <style:style style:name="Tabelle1.K3"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4" style:family="paragraph" style:parent-style-name="Standard">
      <style:paragraph-properties fo:margin-left="0cm" fo:margin-right="0cm" fo:text-align="start" style:justify-single-word="false" fo:text-indent="0cm" style:auto-text-indent="false"/>
      <style:text-properties fo:color="#000000" fo:font-size="8pt" style:font-size-asian="8pt" style:font-size-complex="8pt"/>
    </style:style>
    <style:style style:name="P5" style:family="paragraph" style:parent-style-name="Standard">
      <style:paragraph-properties fo:margin-left="0cm" fo:margin-right="0cm" fo:text-align="start" style:justify-single-word="false" fo:text-indent="0cm" style:auto-text-indent="false"/>
      <style:text-properties fo:color="#000000" style:font-name="Monospace1" fo:font-size="10pt" style:font-size-asian="10pt" style:font-size-complex="8pt"/>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7" style:family="paragraph" style:parent-style-name="Standard">
      <style:paragraph-properties fo:margin-left="0cm" fo:margin-right="0cm" fo:text-align="start" style:justify-single-word="false" fo:text-indent="0cm" style:auto-text-indent="false"/>
    </style:style>
    <style:style style:name="P8" style:family="paragraph" style:parent-style-name="Standard">
      <style:text-properties fo:color="#000000" style:font-name="Monospace" fo:font-size="10pt" style:font-name-asian="Monospace" style:font-size-asian="10pt" style:font-name-complex="Monospace" style:font-size-complex="10pt"/>
    </style:style>
    <style:style style:name="P9" style:family="paragraph" style:parent-style-name="Standard">
      <style:paragraph-properties fo:text-align="start" style:justify-single-word="false" style:text-autospace="none"/>
      <style:text-properties fo:color="#000000" style:font-name="Times New Roman" fo:font-size="12pt" style:font-name-asian="Monospace" style:font-size-asian="12pt" style:font-name-complex="Monospace" style:font-size-complex="12pt"/>
    </style:style>
    <style:style style:name="P10" style:family="paragraph" style:parent-style-name="Text_20_body">
      <style:text-properties fo:color="#000000" style:font-name="Monospace" fo:font-size="10pt" style:font-name-asian="Monospace" style:font-size-asian="10pt" style:font-name-complex="Monospace" style:font-size-complex="10pt"/>
    </style:style>
    <style:style style:name="P11" style:family="paragraph" style:parent-style-name="Table_20_Contents">
      <style:text-properties fo:font-size="10pt" style:font-size-asian="10pt" style:font-size-complex="10pt"/>
    </style:style>
    <style:style style:name="P12" style:family="paragraph" style:parent-style-name="Table_20_Contents">
      <style:text-properties fo:font-size="10pt" style:font-size-asian="10pt" style:font-size-complex="10pt" style:text-rotation-angle="90" style:text-rotation-scale="line-height"/>
    </style:style>
    <style:style style:name="P13" style:family="paragraph" style:parent-style-name="Table_20_Contents">
      <style:paragraph-properties fo:text-align="start" style:justify-single-word="false"/>
      <style:text-properties fo:font-size="10pt" style:font-size-asian="10pt" style:font-size-complex="10pt" style:text-rotation-angle="90" style:text-rotation-scale="line-height"/>
    </style:style>
    <style:style style:name="P14" style:family="paragraph" style:parent-style-name="Table_20_Contents">
      <style:paragraph-properties fo:text-align="center" style:justify-single-word="false"/>
      <style:text-properties fo:font-size="10pt" style:font-size-asian="10pt" style:font-size-complex="10pt"/>
    </style:style>
    <style:style style:name="P15" style:family="paragraph" style:parent-style-name="Table_20_Contents">
      <style:paragraph-properties fo:text-align="center" style:justify-single-word="false"/>
      <style:text-properties style:font-name="Times New Roman1" fo:font-size="10pt" style:font-name-asian="Webdings" style:font-size-asian="10pt" style:font-name-complex="Webdings" style:font-size-complex="10pt"/>
    </style:style>
    <style:style style:name="P16" style:family="paragraph" style:parent-style-name="Preformatted_20_Text">
      <style:paragraph-properties loext:contextual-spacing="false" fo:margin-top="0cm" fo:margin-bottom="0.499cm"/>
    </style:style>
    <style:style style:name="P17" style:family="paragraph" style:parent-style-name="Preformatted_20_Text">
      <style:paragraph-properties loext:contextual-spacing="false" fo:margin-top="0cm" fo:margin-bottom="0cm"/>
    </style:style>
    <style:style style:name="P18" style:family="paragraph" style:parent-style-name="Contents_20_3">
      <style:paragraph-properties>
        <style:tab-stops>
          <style:tab-stop style:position="16.591cm" style:type="right" style:leader-style="dotted" style:leader-text="."/>
        </style:tab-stops>
      </style:paragraph-properties>
    </style:style>
    <style:style style:name="P19" style:family="paragraph" style:parent-style-name="Contents_20_2">
      <style:paragraph-properties>
        <style:tab-stops>
          <style:tab-stop style:position="17.09cm" style:type="right" style:leader-style="dotted" style:leader-text="."/>
        </style:tab-stops>
      </style:paragraph-properties>
    </style:style>
    <style:style style:name="P20" style:family="paragraph" style:parent-style-name="Heading_20_3">
      <style:paragraph-properties fo:margin-left="0cm" fo:margin-right="0cm" fo:text-align="start" style:justify-single-word="false" fo:text-indent="0cm" style:auto-text-indent="false"/>
      <style:text-properties fo:color="#000000" style:font-name="Arial" fo:font-size="14pt" style:font-size-asian="14pt" style:font-size-complex="14pt"/>
    </style:style>
    <style:style style:name="P21" style:family="paragraph" style:parent-style-name="Text_20_body" style:list-style-name="L1"/>
    <style:style style:name="P22" style:family="paragraph" style:parent-style-name="Text_20_body" style:list-style-name="L1">
      <style:text-properties fo:color="#000000" style:font-name="Times New Roman" fo:font-size="12pt" style:font-name-asian="Monospace" style:font-size-asian="12pt" style:font-name-complex="Monospace" style:font-size-complex="12pt"/>
    </style:style>
    <style:style style:name="P23" style:family="paragraph" style:parent-style-name="Text_20_body" style:list-style-name="L1">
      <style:text-properties fo:color="#000000" style:font-name="Monospace" fo:font-size="10pt" style:font-name-asian="Monospace" style:font-size-asian="10pt" style:font-name-complex="Monospace" style:font-size-complex="10pt"/>
    </style:style>
    <style:style style:name="P24" style:family="paragraph" style:parent-style-name="Text_20_body" style:list-style-name="L2"/>
    <style:style style:name="P25" style:family="paragraph" style:parent-style-name="Text_20_body" style:list-style-name="L3">
      <style:paragraph-properties fo:text-align="start" style:justify-single-word="false"/>
    </style:style>
    <style:style style:name="P26" style:family="paragraph" style:parent-style-name="Text_20_body" style:list-style-name="L4">
      <style:paragraph-properties fo:text-align="start" style:justify-single-word="false"/>
    </style:style>
    <style:style style:name="P27" style:family="paragraph" style:parent-style-name="Text_20_body" style:list-style-name="L1">
      <style:paragraph-properties fo:margin-top="0cm" fo:margin-bottom="0cm"/>
      <style:text-properties style:font-name="Monospace" fo:font-size="10pt" style:font-name-asian="Monospace" style:font-size-asian="10pt" style:font-name-complex="Monospace" style:font-size-complex="10pt"/>
    </style:style>
    <style:style style:name="P28" style:family="paragraph" style:parent-style-name="Standard" style:list-style-name="L1"/>
    <style:style style:name="P29" style:family="paragraph" style:parent-style-name="Standard" style:list-style-name="L1">
      <style:paragraph-properties fo:text-align="start" style:justify-single-word="false" style:text-autospace="none"/>
      <style:text-properties fo:color="#000000" style:font-name="Times New Roman" fo:font-size="12pt" style:font-name-asian="Monospace" style:font-size-asian="12pt" style:font-name-complex="Monospace" style:font-size-complex="12pt"/>
    </style:style>
    <style:style style:name="P30" style:family="paragraph" style:parent-style-name="Standard" style:list-style-name="L1">
      <style:paragraph-properties fo:text-align="start" style:justify-single-word="false" style:text-autospace="none"/>
      <style:text-properties fo:color="#000000" style:font-name="Monospace" fo:font-size="10pt" style:font-name-asian="Monospace" style:font-size-asian="10pt" style:font-name-complex="Monospace" style:font-size-complex="10pt"/>
    </style:style>
    <style:style style:name="P31" style:family="paragraph" style:parent-style-name="Standard" style:list-style-name="L1">
      <style:text-properties fo:color="#000000" style:font-name="Monospace" fo:font-size="10pt" style:font-name-asian="Monospace" style:font-size-asian="10pt" style:font-name-complex="Monospace" style:font-size-complex="10pt"/>
    </style:style>
    <style:style style:name="P32" style:family="paragraph" style:parent-style-name="Standard" style:list-style-name="L1">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33" style:family="paragraph" style:parent-style-name="Standard" style:list-style-name="L1">
      <style:text-properties style:font-name="Monospace" fo:font-size="10pt" style:font-name-asian="Monospace" style:font-size-asian="10pt" style:font-name-complex="Monospace" style:font-size-complex="10pt"/>
    </style:style>
    <style:style style:name="P34" style:family="paragraph" style:parent-style-name="Standard" style:list-style-name="L1">
      <style:paragraph-properties fo:text-align="start" style:justify-single-word="false" style:text-autospace="none"/>
      <style:text-properties style:font-name="Monospace" fo:font-size="10pt" style:font-name-asian="Monospace" style:font-size-asian="10pt" style:font-name-complex="Monospace" style:font-size-complex="10pt"/>
    </style:style>
    <style:style style:name="P35" style:family="paragraph" style:parent-style-name="Standard" style:list-style-name="L4"/>
    <style:style style:name="P36" style:family="paragraph" style:parent-style-name="Standard" style:list-style-name="L1">
      <style:paragraph-properties fo:margin-top="0cm" fo:margin-bottom="0cm" fo:text-align="start" style:justify-single-word="false" style:text-autospace="none"/>
      <style:text-properties style:font-name="Monospace" fo:font-size="10pt" style:font-name-asian="Monospace" style:font-size-asian="10pt" style:font-name-complex="Monospace" style:font-size-complex="10pt"/>
    </style:style>
    <style:style style:name="P37" style:family="paragraph" style:parent-style-name="Standard" style:list-style-name="L1">
      <style:paragraph-properties fo:margin-top="0cm" fo:margin-bottom="0cm" fo:text-align="start" style:justify-single-word="false" fo:background-color="transparent" style:text-autospace="none">
        <style:background-image/>
      </style:paragraph-properties>
      <style:text-properties style:font-name="Monospace" fo:font-size="10pt" style:font-name-asian="Monospace" style:font-size-asian="10pt" style:font-name-complex="Monospace" style:font-size-complex="10pt"/>
    </style:style>
    <style:style style:name="P38" style:family="paragraph" style:parent-style-name="Standard" style:list-style-name="L1">
      <style:paragraph-properties fo:margin-top="0cm" fo:margin-bottom="0cm" fo:text-align="start" style:justify-single-word="false" fo:background-color="transparent" style:text-autospace="none">
        <style:background-image/>
      </style:paragraph-properties>
      <style:text-properties fo:color="#2a00ff" style:font-name="Monospace" fo:font-size="10pt" style:font-name-asian="Monospace" style:font-size-asian="10pt" style:font-name-complex="Monospace" style:font-size-complex="10pt"/>
    </style:style>
    <style:style style:name="T1" style:family="text">
      <style:text-properties fo:color="#7f0055" fo:font-weight="bold" style:font-weight-asian="bold" style:font-weight-complex="bold"/>
    </style:style>
    <style:style style:name="T2"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3" style:family="text">
      <style:text-properties fo:color="#7f0055" style:font-name="Monospace" fo:font-weight="bold" style:font-name-asian="Monospace" style:font-weight-asian="bold" style:font-name-complex="Monospace" style:font-weight-complex="bold"/>
    </style:style>
    <style:style style:name="T4" style:family="text">
      <style:text-properties fo:color="#7f0055" style:font-name="Monospace1" fo:font-size="10pt" fo:font-weight="bold" style:font-size-asian="10pt" style:font-weight-asian="bold"/>
    </style:style>
    <style:style style:name="T5" style:family="text">
      <style:text-properties fo:color="#000000"/>
    </style:style>
    <style:style style:name="T6" style:family="text">
      <style:text-properties fo:color="#000000" style:font-name="Monospace" fo:font-size="10pt" style:font-name-asian="Monospace" style:font-size-asian="10pt" style:font-name-complex="Monospace" style:font-size-complex="10pt"/>
    </style:style>
    <style:style style:name="T7" style:family="text">
      <style:text-properties fo:color="#000000" style:font-name="Monospace" fo:font-size="10pt" style:text-underline-style="solid" style:text-underline-width="auto" style:text-underline-color="font-color" style:font-name-asian="Monospace" style:font-size-asian="10pt" style:font-name-complex="Monospace" style:font-size-complex="10pt"/>
    </style:style>
    <style:style style:name="T8" style:family="text">
      <style:text-properties fo:color="#000000" style:font-name="Monospace" fo:font-size="10pt" style:text-underline-style="none" style:font-name-asian="Monospace" style:font-size-asian="10pt" style:font-name-complex="Monospace" style:font-size-complex="10pt"/>
    </style:style>
    <style:style style:name="T9" style:family="text">
      <style:text-properties fo:color="#000000" style:font-name="Monospace" style:font-name-asian="Monospace" style:font-name-complex="Monospace"/>
    </style:style>
    <style:style style:name="T10" style:family="text">
      <style:text-properties fo:color="#000000" style:text-underline-style="solid" style:text-underline-width="auto" style:text-underline-color="font-color"/>
    </style:style>
    <style:style style:name="T11" style:family="text">
      <style:text-properties fo:color="#000000" fo:font-style="italic" style:font-style-asian="italic" style:font-style-complex="italic"/>
    </style:style>
    <style:style style:name="T12" style:family="text">
      <style:text-properties fo:color="#000000" style:font-name="Times New Roman" fo:font-size="12pt" style:font-name-asian="Monospace" style:font-size-asian="12pt" style:font-name-complex="Monospace" style:font-size-complex="12pt"/>
    </style:style>
    <style:style style:name="T13" style:family="text">
      <style:text-properties fo:color="#000000" style:font-name="Times New Roman" fo:font-size="12pt" style:font-size-asian="12pt" style:font-size-complex="12pt"/>
    </style:style>
    <style:style style:name="T14" style:family="text">
      <style:text-properties fo:color="#000000" style:font-name="Monospace1" fo:font-size="10pt" style:font-size-asian="10pt"/>
    </style:style>
    <style:style style:name="T15" style:family="text">
      <style:text-properties fo:color="#000000" style:font-name="Monospace1" fo:font-size="10pt" style:text-underline-style="solid" style:text-underline-width="auto" style:text-underline-color="font-color" style:font-size-asian="10pt"/>
    </style:style>
    <style:style style:name="T16" style:family="text">
      <style:text-properties fo:color="#000000" style:font-name="Monospace1" fo:font-size="10pt" fo:font-style="italic" style:font-size-asian="10pt" style:font-style-asian="italic"/>
    </style:style>
    <style:style style:name="T17" style:family="text">
      <style:text-properties fo:color="#000000" style:font-name="Arial" fo:font-size="14pt" style:font-size-asian="14pt" style:font-size-complex="14pt"/>
    </style:style>
    <style:style style:name="T18" style:family="text">
      <style:text-properties fo:color="#000000" style:font-name="Arial" fo:font-size="14pt" style:font-name-asian="Monospace" style:font-size-asian="14pt" style:font-name-complex="Monospace" style:font-size-complex="14pt"/>
    </style:style>
    <style:style style:name="T19" style:family="text">
      <style:text-properties fo:color="#000000" style:font-name="Courier New" fo:font-size="12pt" style:font-size-asian="12pt" style:font-size-complex="12pt"/>
    </style:style>
    <style:style style:name="T20" style:family="text">
      <style:text-properties fo:color="#000000" style:font-name="Courier New" fo:font-size="12pt" style:font-name-asian="Monospace" style:font-size-asian="12pt" style:font-name-complex="Monospace" style:font-size-complex="12pt"/>
    </style:style>
    <style:style style:name="T21" style:family="text">
      <style:text-properties fo:color="#2a00ff"/>
    </style:style>
    <style:style style:name="T22" style:family="text">
      <style:text-properties fo:color="#2a00ff" style:font-name="Monospace" style:font-name-asian="Monospace" style:font-name-complex="Monospace"/>
    </style:style>
    <style:style style:name="T23" style:family="text">
      <style:text-properties fo:color="#2a00ff" style:font-name="Monospace" fo:font-size="10pt" style:font-size-asian="10pt" style:font-size-complex="10pt"/>
    </style:style>
    <style:style style:name="T24" style:family="text">
      <style:text-properties fo:color="#2a00ff" fo:font-weight="normal" style:font-weight-asian="normal" style:font-weight-complex="normal"/>
    </style:style>
    <style:style style:name="T25" style:family="text">
      <style:text-properties fo:color="#2a00ff" style:font-name="Monospace1" fo:font-size="10pt" style:font-size-asian="10pt"/>
    </style:style>
    <style:style style:name="T26" style:family="text">
      <style:text-properties fo:color="#2a00ff" style:font-name="Monospace1" fo:font-size="10pt" style:text-underline-style="solid" style:text-underline-width="auto" style:text-underline-color="font-color" style:font-size-asian="10pt"/>
    </style:style>
    <style:style style:name="T27" style:family="text">
      <style:text-properties fo:color="#0000c0"/>
    </style:style>
    <style:style style:name="T28" style:family="text">
      <style:text-properties fo:color="#0000c0" fo:font-style="italic" style:font-style-asian="italic" style:font-style-complex="italic"/>
    </style:style>
    <style:style style:name="T29" style:family="text">
      <style:text-properties fo:color="#0000c0" style:font-name="Monospace1" fo:font-size="10pt" fo:font-style="italic" fo:font-weight="bold" style:font-size-asian="10pt" style:font-style-asian="italic" style:font-weight-asian="bold"/>
    </style:style>
    <style:style style:name="T30" style:family="text">
      <style:text-properties fo:color="#3f7f5f"/>
    </style:style>
    <style:style style:name="T31" style:family="text">
      <style:text-properties fo:color="#3f7f5f" style:text-underline-style="solid" style:text-underline-width="auto" style:text-underline-color="font-color"/>
    </style:style>
    <style:style style:name="T32" style:family="text">
      <style:text-properties fo:color="#3f7f5f" style:font-name="Monospace1" fo:font-size="10pt" style:font-size-asian="10pt"/>
    </style:style>
    <style:style style:name="T33" style:family="text">
      <style:text-properties fo:color="#3f7f5f" style:font-name="Monospace1" fo:font-size="10pt" style:text-underline-style="solid" style:text-underline-width="auto" style:text-underline-color="font-color" style:font-size-asian="10pt"/>
    </style:style>
    <style:style style:name="T34" style:family="text">
      <style:text-properties style:font-name="Monospace" fo:font-size="10pt" fo:font-style="italic" style:font-size-asian="10pt" style:font-style-asian="italic" style:font-size-complex="10pt" style:font-style-complex="italic"/>
    </style:style>
    <style:style style:name="T35" style:family="text">
      <style:text-properties style:font-name="Monospace" fo:font-size="10pt" style:font-size-asian="10pt" style:font-size-complex="10pt"/>
    </style:style>
    <style:style style:name="T36" style:family="text">
      <style:text-properties style:font-name="Times New Roman"/>
    </style:style>
    <style:style style:name="T37" style:family="text">
      <style:text-properties style:font-name="Monospace1" fo:font-size="10pt" style:font-size-asian="10pt"/>
    </style:style>
    <style:style style:name="T38" style:family="text">
      <style:text-properties fo:color="#6a3e3e" style:font-name="Monospace1" fo:font-size="10pt" style:font-size-asian="10pt"/>
    </style:style>
    <style:style style:name="T39" style:family="text">
      <style:text-properties style:font-name="Courier New"/>
    </style:style>
    <style:style style:name="T40"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__RefHeading__6931_418471081"/>Mustang project user documentation<text:bookmark-end text:name="__RefHeading__6931_418471081"/></text:h>
      <text:p text:style-name="Text_20_body">Jochen Stärk</text:p>
      <text:p text:style-name="Text_20_body">For Mustangproject 1.3.1, 2016-06-01</text:p>
      <text:p text:style-name="Text_20_body"><text:a xlink:type="simple" xlink:href="http://www.mustangproject.org/" text:style-name="Internet_20_link" text:visited-style-name="Visited_20_Internet_20_Link">http://www.mustangproject.org</text:a></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9"><text:a xlink:type="simple" xlink:href="#__RefHeading__6931_418471081" text:style-name="Index_20_Link" text:visited-style-name="Index_20_Link">Mustang project user documentation<text:tab/>1</text:a></text:p>
          <text:p text:style-name="P19"><text:a xlink:type="simple" xlink:href="#__RefHeading__6933_418471081" text:style-name="Index_20_Link" text:visited-style-name="Index_20_Link">About Mustangproject<text:tab/>1</text:a></text:p>
          <text:p text:style-name="P19"><text:a xlink:type="simple" xlink:href="#__RefHeading__6935_418471081" text:style-name="Index_20_Link" text:visited-style-name="Index_20_Link">Overview of ZUGFeRD-Solutions<text:tab/>1</text:a></text:p>
          <text:p text:style-name="P19"><text:a xlink:type="simple" xlink:href="#__RefHeading__6971_418471081" text:style-name="Index_20_Link" text:visited-style-name="Index_20_Link">Download/Project setup<text:tab/>2</text:a></text:p>
          <text:p text:style-name="P18"><text:a xlink:type="simple" xlink:href="#__RefHeading__6973_418471081" text:style-name="Index_20_Link" text:visited-style-name="Index_20_Link">Source code<text:tab/>2</text:a></text:p>
          <text:p text:style-name="P18"><text:a xlink:type="simple" xlink:href="#__RefHeading__6975_418471081" text:style-name="Index_20_Link" text:visited-style-name="Index_20_Link">Project setup without Maven<text:tab/>2</text:a></text:p>
          <text:p text:style-name="P18"><text:a xlink:type="simple" xlink:href="#__RefHeading__6977_418471081" text:style-name="Index_20_Link" text:visited-style-name="Index_20_Link">With Maven<text:tab/>3</text:a></text:p>
          <text:p text:style-name="P19"><text:a xlink:type="simple" xlink:href="#__RefHeading__6939_418471081" text:style-name="Index_20_Link" text:visited-style-name="Index_20_Link">Reading ZUGFeRD data<text:tab/>3</text:a></text:p>
          <text:p text:style-name="P18"><text:a xlink:type="simple" xlink:href="#__RefHeading__6941_418471081" text:style-name="Index_20_Link" text:visited-style-name="Index_20_Link">Complete sample source code for reading ZUGFeRD data<text:tab/>4</text:a></text:p>
          <text:p text:style-name="P19"><text:a xlink:type="simple" xlink:href="#__RefHeading__6943_418471081" text:style-name="Index_20_Link" text:visited-style-name="Index_20_Link">Writing a ZUGFeRD-PDF file<text:tab/>4</text:a></text:p>
          <text:p text:style-name="P18"><text:a xlink:type="simple" xlink:href="#__RefHeading__6945_4184710811" text:style-name="Index_20_Link" text:visited-style-name="Index_20_Link">Complete source code example for writing ZUGFeRD PDFs<text:tab/>7</text:a></text:p>
          <text:p text:style-name="P18"><text:a xlink:type="simple" xlink:href="#__RefHeading__6979_4184710811" text:style-name="Index_20_Link" text:visited-style-name="Index_20_Link">Writing custom XML-Data<text:tab/>7</text:a></text:p>
          <text:p text:style-name="P18"><text:a xlink:type="simple" xlink:href="#__RefHeading__7143_1002515601" text:style-name="Index_20_Link" text:visited-style-name="Index_20_Link">Supplementary functions<text:tab/>7</text:a></text:p>
          <text:p text:style-name="P18"><text:a xlink:type="simple" xlink:href="#__RefHeading__6979_418471081" text:style-name="Index_20_Link" text:visited-style-name="Index_20_Link">Writing custom XML-Data<text:tab/>7</text:a></text:p>
          <text:p text:style-name="P18"><text:a xlink:type="simple" xlink:href="#__RefHeading__7143_100251560" text:style-name="Index_20_Link" text:visited-style-name="Index_20_Link">Supplementary functions<text:tab/>8</text:a></text:p>
        </text:index-body>
      </text:table-of-content>
      <text:p text:style-name="Text_20_body"/>
      <text:h text:style-name="Heading_20_2" text:outline-level="2"><text:bookmark-start text:name="__RefHeading__6933_418471081"/>About Mustangproject<text:bookmark-end text:name="__RefHeading__6933_418471081"/></text:h>
      <text:p text:style-name="Text_20_body">Mustangproject is a Java-Library for extended („ZUGFeRD“-)metadata in PDF-invoices. It requires the Apache PDFBox library, uses PDF/A files as input and is, like Apache PDFBox subject to the APL-License and can therefore, within the terms of the Apache Public License, be used for free in commercial and noncommercial projects as long as e.g. a according „Notice“-file is placed.</text:p>
      <text:h text:style-name="Heading_20_2" text:outline-level="2"><text:bookmark-start text:name="__RefHeading__6935_418471081"/>Overview of ZUGFeRD-Solutions<text:bookmark-end text:name="__RefHeading__6935_418471081"/></text:h>
      <text:p text:style-name="Text_20_body"/>
      <table:table table:name="Tabelle1" table:style-name="Tabelle1">
        <table:table-column table:style-name="Tabelle1.A"/>
        <table:table-column table:style-name="Tabelle1.B"/>
        <table:table-column table:style-name="Tabelle1.A"/>
        <table:table-column table:style-name="Tabelle1.B"/>
        <table:table-column table:style-name="Tabelle1.A"/>
        <table:table-column table:style-name="Tabelle1.B"/>
        <table:table-column table:style-name="Tabelle1.G"/>
        <table:table-column table:style-name="Tabelle1.A"/>
        <table:table-column table:style-name="Tabelle1.B" table:number-columns-repeated="2"/>
        <table:table-column table:style-name="Tabelle1.K"/>
        <table:table-row>
          <table:table-cell table:style-name="Tabelle1.A1" table:number-rows-spanned="2" office:value-type="string">
            <text:p text:style-name="P11"/>
          </table:table-cell>
          <table:table-cell table:style-name="Tabelle1.A1" table:number-rows-spanned="2" office:value-type="string">
            <text:p text:style-name="P11">Platform</text:p>
          </table:table-cell>
          <table:table-cell table:style-name="Tabelle1.A1" table:number-rows-spanned="2" office:value-type="string">
            <text:p text:style-name="P11">License</text:p>
          </table:table-cell>
          <table:table-cell table:style-name="Tabelle1.A1" table:number-columns-spanned="4" office:value-type="string">
            <text:p text:style-name="P14">Functionality</text:p>
          </table:table-cell>
          <table:covered-table-cell/>
          <table:covered-table-cell/>
          <table:covered-table-cell/>
          <table:table-cell table:style-name="Tabelle1.A1" table:number-columns-spanned="3" office:value-type="string">
            <text:p text:style-name="P14">Viable for</text:p>
          </table:table-cell>
          <table:covered-table-cell/>
          <table:covered-table-cell/>
          <table:table-cell table:style-name="Tabelle1.K1" table:number-rows-spanned="2" office:value-type="string">
            <text:p text:style-name="P11">Price</text:p>
          </table:table-cell>
        </table:table-row>
        <table:table-row>
          <table:covered-table-cell/>
          <table:covered-table-cell/>
          <table:covered-table-cell/>
          <table:table-cell table:style-name="Tabelle1.D2" office:value-type="string">
            <text:p text:style-name="P13">Read PDF</text:p>
          </table:table-cell>
          <table:table-cell table:style-name="Tabelle1.D2" office:value-type="string">
            <text:p text:style-name="P12">create XML</text:p>
          </table:table-cell>
          <table:table-cell table:style-name="Tabelle1.D2" office:value-type="string">
            <text:p text:style-name="P13"><text:s/>write PDF</text:p>
          </table:table-cell>
          <table:table-cell table:style-name="Tabelle1.D2" office:value-type="string">
            <text:p text:style-name="P13">PDF/A-Conversion</text:p>
          </table:table-cell>
          <table:table-cell table:style-name="Tabelle1.D2" office:value-type="string">
            <text:p text:style-name="P12">Commercial software</text:p>
          </table:table-cell>
          <table:table-cell table:style-name="Tabelle1.D2" office:value-type="string">
            <text:p text:style-name="P12">Freeware</text:p>
          </table:table-cell>
          <table:table-cell table:style-name="Tabelle1.D2" office:value-type="string">
            <text:p text:style-name="P12">Open Source</text:p>
          </table:table-cell>
          <table:covered-table-cell/>
        </table:table-row>
        <table:table-row>
          <table:table-cell table:style-name="Tabelle1.D2" office:value-type="string">
            <text:p text:style-name="P11">intarsys</text:p>
          </table:table-cell>
          <table:table-cell table:style-name="Tabelle1.D2" office:value-type="string">
            <text:p text:style-name="P11">Java</text:p>
          </table:table-cell>
          <table:table-cell table:style-name="Tabelle1.D2" office:value-type="string">
            <text:p text:style-name="P11">proprietary</text:p>
          </table:table-cell>
          <table:table-cell table:style-name="Tabelle1.D2" office:value-type="string">
            <text:p text:style-name="P15">Yes</text:p>
          </table:table-cell>
          <table:table-cell table:style-name="Tabelle1.D2" office:value-type="string">
            <text:p text:style-name="P15">Yes</text:p>
          </table:table-cell>
          <table:table-cell table:style-name="Tabelle1.D2" office:value-type="string">
            <text:p text:style-name="P15">Yes</text:p>
          </table:table-cell>
          <table:table-cell table:style-name="Tabelle1.D2" office:value-type="string">
            <text:p text:style-name="P15">Yes</text:p>
          </table:table-cell>
          <table:table-cell table:style-name="Tabelle1.D2" office:value-type="string">
            <text:p text:style-name="P15">Yes</text:p>
          </table:table-cell>
          <table:table-cell table:style-name="Tabelle1.D2" office:value-type="string">
            <text:p text:style-name="P15">Yes</text:p>
          </table:table-cell>
          <table:table-cell table:style-name="Tabelle1.D2" office:value-type="string">
            <text:p text:style-name="P15">No</text:p>
          </table:table-cell>
          <table:table-cell table:style-name="Tabelle1.K3" office:value-type="string">
            <text:p text:style-name="P11">On request</text:p>
          </table:table-cell>
        </table:table-row>
        <text:soft-page-break/>
        <table:table-row>
          <table:table-cell table:style-name="Tabelle1.D2" office:value-type="string">
            <text:p text:style-name="P11">Konik</text:p>
          </table:table-cell>
          <table:table-cell table:style-name="Tabelle1.D2" office:value-type="string">
            <text:p text:style-name="P11">Java</text:p>
          </table:table-cell>
          <table:table-cell table:style-name="Tabelle1.D2" office:value-type="string">
            <text:p text:style-name="P11">AGPL</text:p>
          </table:table-cell>
          <table:table-cell table:style-name="Tabelle1.D2" office:value-type="string">
            <text:p text:style-name="P15">Yes</text:p>
          </table:table-cell>
          <table:table-cell table:style-name="Tabelle1.D2" office:value-type="string">
            <text:p text:style-name="P15">Yes</text:p>
          </table:table-cell>
          <table:table-cell table:style-name="Tabelle1.D2" office:value-type="string">
            <text:p text:style-name="P15">Yes</text:p>
          </table:table-cell>
          <table:table-cell table:style-name="Tabelle1.D2" office:value-type="string">
            <text:p text:style-name="P15">No</text:p>
          </table:table-cell>
          <table:table-cell table:style-name="Tabelle1.D2" office:value-type="string">
            <text:p text:style-name="P15">No</text:p>
          </table:table-cell>
          <table:table-cell table:style-name="Tabelle1.D2" office:value-type="string">
            <text:p text:style-name="P15">No</text:p>
          </table:table-cell>
          <table:table-cell table:style-name="Tabelle1.D2" office:value-type="string">
            <text:p text:style-name="P15">Yes</text:p>
          </table:table-cell>
          <table:table-cell table:style-name="Tabelle1.K3" office:value-type="string">
            <text:p text:style-name="P11">0 €</text:p>
          </table:table-cell>
        </table:table-row>
        <table:table-row>
          <table:table-cell table:style-name="Tabelle1.D2" office:value-type="string">
            <text:p text:style-name="P11">Mustang</text:p>
          </table:table-cell>
          <table:table-cell table:style-name="Tabelle1.D2" office:value-type="string">
            <text:p text:style-name="P11">Java</text:p>
          </table:table-cell>
          <table:table-cell table:style-name="Tabelle1.D2" office:value-type="string">
            <text:p text:style-name="P11">APL</text:p>
          </table:table-cell>
          <table:table-cell table:style-name="Tabelle1.D2" office:value-type="string">
            <text:p text:style-name="P15">Yes</text:p>
          </table:table-cell>
          <table:table-cell table:style-name="Tabelle1.D2" office:value-type="string">
            <text:p text:style-name="P15">Yes</text:p>
          </table:table-cell>
          <table:table-cell table:style-name="Tabelle1.D2" office:value-type="string">
            <text:p text:style-name="P15">Yes</text:p>
          </table:table-cell>
          <table:table-cell table:style-name="Tabelle1.D2" office:value-type="string">
            <text:p text:style-name="P15">No</text:p>
          </table:table-cell>
          <table:table-cell table:style-name="Tabelle1.D2" office:value-type="string">
            <text:p text:style-name="P15">Yes</text:p>
          </table:table-cell>
          <table:table-cell table:style-name="Tabelle1.D2" office:value-type="string">
            <text:p text:style-name="P15">Yes</text:p>
          </table:table-cell>
          <table:table-cell table:style-name="Tabelle1.D2" office:value-type="string">
            <text:p text:style-name="P15">Yes</text:p>
          </table:table-cell>
          <table:table-cell table:style-name="Tabelle1.K3" office:value-type="string">
            <text:p text:style-name="P11">0 €</text:p>
          </table:table-cell>
        </table:table-row>
        <table:table-row>
          <table:table-cell table:style-name="Tabelle1.D2" office:value-type="string">
            <text:p text:style-name="P11">https://github.com/stephanstapel/ZUGFeRD-csharp</text:p>
          </table:table-cell>
          <table:table-cell table:style-name="Tabelle1.D2" office:value-type="string">
            <text:p text:style-name="P11">C#</text:p>
          </table:table-cell>
          <table:table-cell table:style-name="Tabelle1.D2" office:value-type="string">
            <text:p text:style-name="P11">APL</text:p>
          </table:table-cell>
          <table:table-cell table:style-name="Tabelle1.D2" office:value-type="string">
            <text:p text:style-name="P15">Yes</text:p>
          </table:table-cell>
          <table:table-cell table:style-name="Tabelle1.D2" office:value-type="string">
            <text:p text:style-name="P15">Yes</text:p>
          </table:table-cell>
          <table:table-cell table:style-name="Tabelle1.D2" office:value-type="string">
            <text:p text:style-name="P15">No</text:p>
          </table:table-cell>
          <table:table-cell table:style-name="Tabelle1.D2" office:value-type="string">
            <text:p text:style-name="P15">No</text:p>
          </table:table-cell>
          <table:table-cell table:style-name="Tabelle1.D2" office:value-type="string">
            <text:p text:style-name="P15">Yes</text:p>
          </table:table-cell>
          <table:table-cell table:style-name="Tabelle1.D2" office:value-type="string">
            <text:p text:style-name="P15">Yes</text:p>
          </table:table-cell>
          <table:table-cell table:style-name="Tabelle1.D2" office:value-type="string">
            <text:p text:style-name="P15">Yes</text:p>
          </table:table-cell>
          <table:table-cell table:style-name="Tabelle1.K3" office:value-type="string">
            <text:p text:style-name="P11">0 €</text:p>
          </table:table-cell>
        </table:table-row>
      </table:table>
      <text:p text:style-name="Standard"/>
      <text:h text:style-name="Heading_20_2" text:outline-level="2"/>
      <text:p text:style-name="Text_20_body"/>
      <text:h text:style-name="Heading_20_2" text:outline-level="2"><text:bookmark-start text:name="__RefHeading__6971_418471081"/>Download/Project setup<text:bookmark-end text:name="__RefHeading__6971_418471081"/></text:h>
      <text:h text:style-name="Heading_20_3" text:outline-level="3"><text:bookmark-start text:name="__RefHeading__6973_418471081"/>Source code<text:bookmark-end text:name="__RefHeading__6973_418471081"/></text:h>
      <text:p text:style-name="Text_20_body">Home of the Mustangprojekt source code is <text:a xlink:type="simple" xlink:href="https://github.com/jstaerk/mustangproject/" text:style-name="Internet_20_link" text:visited-style-name="Visited_20_Internet_20_Link">https://github.com/jstaerk/mustangproject/</text:a></text:p>
      <text:h text:style-name="Heading_20_3" text:outline-level="3"><text:bookmark-start text:name="__RefHeading__6975_418471081"/>Project setup without Maven<text:bookmark-end text:name="__RefHeading__6975_418471081"/></text:h>
      <text:p text:style-name="Text_20_body">With installed OpenOffice.org or LibreOffice and Eclipse for Java.</text:p>
      <text:list xml:id="list1692390227108081647" text:style-name="L1">
        <text:list-item>
          <text:p text:style-name="P21">Start Eclipse, create a new Java-Eclipse-project, e.g. „MustangSample“. </text:p>
        </text:list-item>
        <text:list-item>
          <text:p text:style-name="P21">Change to that folder.</text:p>
        </text:list-item>
        <text:list-item>
          <text:p text:style-name="P21">Download </text:p>
          <text:list>
            <text:list-item>
              <text:p text:style-name="P21">Apache PDFBox</text:p>
              <text:list>
                <text:list-item>
                  <text:p text:style-name="P21">from <text:a xlink:type="simple" xlink:href="http://apache.openmirror.de/pdfbox/1.8.11/pdfbox-1.8.11.jar" text:style-name="Internet_20_link" text:visited-style-name="Visited_20_Internet_20_Link">http://apache.openmirror.de/pdfbox/1.8.11/pdfbox-1.8.11.jar</text:a> </text:p>
                </text:list-item>
                <text:list-item>
                  <text:p text:style-name="P21">from <text:a xlink:type="simple" xlink:href="http://apache.openmirror.de/pdfbox/1.8.11/preflight-app-1.8.11.jar" text:style-name="Internet_20_link" text:visited-style-name="Visited_20_Internet_20_Link">http://apache.openmirror.de/pdfbox/1.8.11/preflight-app-1.8.11.jar</text:a> </text:p>
                </text:list-item>
                <text:list-item>
                  <text:p text:style-name="P21">from <text:a xlink:type="simple" xlink:href="http://apache.openmirror.de/pdfbox/1.8.11/xmpbox-1.8.11.jar" text:style-name="Internet_20_link" text:visited-style-name="Visited_20_Internet_20_Link">http://apache.openmirror.de/pdfbox/1.8.11/xmpbox-1.8.11.jar</text:a></text:p>
                </text:list-item>
              </text:list>
            </text:list-item>
            <text:list-item>
              <text:p text:style-name="P21">Mustang</text:p>
              <text:list>
                <text:list-item>
                  <text:p text:style-name="P28">the JAR file <text:a xlink:type="simple" xlink:href="http://mustangproject.org/deploy/mustang-1.3.1.jar" text:style-name="Internet_20_link" text:visited-style-name="Visited_20_Internet_20_Link">http://mustangproject.org/deploy/mustang-1.3.1.pdf</text:a></text:p>
                </text:list-item>
                <text:list-item>
                  <text:p text:style-name="P21">the notice file <text:s/><text:a xlink:type="simple" xlink:href="http://mustangproject.org/deploy/NOTICE" text:style-name="Internet_20_link" text:visited-style-name="Visited_20_Internet_20_Link">http://mustangproject.org/deploy/NOTICE</text:a> </text:p>
                </text:list-item>
              </text:list>
            </text:list-item>
            <text:list-item>
              <text:p text:style-name="P21">Download the sample </text:p>
              <text:list>
                <text:list-item>
                  <text:p text:style-name="P21">from <text:a xlink:type="simple" xlink:href="http://www.mustangproject.org/MustangGnuaccountingBeispielRE-20151008_504.pdf" text:style-name="Internet_20_link" text:visited-style-name="Visited_20_Internet_20_Link">http://www.mustangproject.org/MustangGnuaccountingBeispielRE-20151008_504.pdf</text:a></text:p>
                </text:list-item>
                <text:list-item>
                  <text:p text:style-name="P21">Either </text:p>
                  <text:list>
                    <text:list-item>
                      <text:p text:style-name="P21">Download <text:a xlink:type="simple" xlink:href="http://www.mustangproject.org/MustangGnuaccountingBeispielRE-20151008_504.odt" text:style-name="Internet_20_link" text:visited-style-name="Visited_20_Internet_20_Link">http://www.mustangproject.org/MustangGnuaccountingBeispielRE-20151008_504.pdf</text:a></text:p>
                    </text:list-item>
                    <text:list-item>
                      <text:p text:style-name="P21">Open this OpenOffice.org source file in Writer</text:p>
                    </text:list-item>
                    <text:list-item>
                      <text:p text:style-name="P21"><text:soft-page-break/>File|Export as PDF: Set the Checkbox PDF/A-1a in the export options</text:p>
                    </text:list-item>
                    <text:list-item>
                      <text:p text:style-name="P21">Save the PDF file as „<text:a xlink:type="simple" xlink:href="http://www.mustangproject.org/MustangGnuaccountingBeispielRE-20151008_504.odt" text:style-name="Internet_20_link" text:visited-style-name="Visited_20_Internet_20_Link">MustangGnuaccountingBeispielRE-20151008_504blanko.pdf</text:a>“ <text:s/></text:p>
                    </text:list-item>
                  </text:list>
                </text:list-item>
                <text:list-item>
                  <text:p text:style-name="P21">alternatively </text:p>
                  <text:list>
                    <text:list-item>
                      <text:p text:style-name="P21">dowload blank PDF without ZUGFeRD metadata from <text:a xlink:type="simple" xlink:href="http://www.mustangproject.org/MustangGnuaccountingBeispielRE-20151008_504blanko.pdf" text:style-name="Internet_20_link" text:visited-style-name="Visited_20_Internet_20_Link">http://www.mustangproject.org/MustangGnuaccountingBeispielRE-20151008_504blanko.pdf</text:a> <text:s text:c="3"/></text:p>
                    </text:list-item>
                  </text:list>
                  <text:p text:style-name="P21"/>
                </text:list-item>
              </text:list>
            </text:list-item>
          </text:list>
        </text:list-item>
        <text:list-item>
          <text:p text:style-name="P21">Switch back to Eclipse. Add all four downloaded JAR files to your project (right click on project name, Properties) add as „external Jar“ to the „Build Path“ in the „libraries“ tab.</text:p>
        </text:list-item>
      </text:list>
      <text:h text:style-name="Heading_20_3" text:outline-level="3"><text:bookmark-start text:name="__RefHeading__6977_418471081"/>With Maven<text:bookmark-end text:name="__RefHeading__6977_418471081"/></text:h>
      <text:p text:style-name="Text_20_body">The following repository</text:p>
      <text:p text:style-name="Preformatted_20_Text">&lt;repositories&gt;</text:p>
      <text:p text:style-name="Preformatted_20_Text"><text:s text:c="4"/>&lt;repository&gt;</text:p>
      <text:p text:style-name="Preformatted_20_Text"><text:s text:c="8"/>&lt;id&gt;mustang-mvn-repo&lt;/id&gt;</text:p>
      <text:p text:style-name="Preformatted_20_Text"><text:s text:c="8"/>&lt;url&gt;https://raw.github.com/jstaerk/mustangproject/mvn-repo/&lt;/url&gt;</text:p>
      <text:p text:style-name="Preformatted_20_Text"><text:s text:c="4"/>&lt;/repository&gt;</text:p>
      <text:p text:style-name="P16">&lt;/repositories&gt;</text:p>
      <text:p text:style-name="Text_20_body">serves the following dependency</text:p>
      <text:p text:style-name="Preformatted_20_Text">&lt;dependency&gt;</text:p>
      <text:p text:style-name="Preformatted_20_Text"><text:s text:c="2"/>&lt;groupId&gt;org.mustangproject.ZUGFeRD&lt;/groupId&gt;</text:p>
      <text:p text:style-name="Preformatted_20_Text"><text:s text:c="2"/>&lt;artifactId&gt;mustang&lt;/artifactId&gt;</text:p>
      <text:p text:style-name="Preformatted_20_Text"><text:s text:c="2"/>&lt;version&gt;1.3.1-SNAPSHOT&lt;/version&gt;</text:p>
      <text:p text:style-name="P16">&lt;/dependency&gt;</text:p>
      <text:p text:style-name="Standard">It's a good idea to also import PDFBox</text:p>
      <text:p text:style-name="P17">&lt;dependency&gt;</text:p>
      <text:p text:style-name="P17"><text:s text:c="4"/>&lt;groupId&gt;org.apache.pdfbox&lt;/groupId&gt;</text:p>
      <text:p text:style-name="P17"><text:s text:c="4"/>&lt;artifactId&gt;pdfbox&lt;/artifactId&gt;</text:p>
      <text:p text:style-name="P17"><text:s text:c="4"/>&lt;version&gt;1.8.8&lt;/version&gt;</text:p>
      <text:p text:style-name="P17">&lt;/dependency&gt;</text:p>
      <text:h text:style-name="Heading_20_2" text:outline-level="2"><text:bookmark-start text:name="__RefHeading__6939_418471081"/>Reading ZUGFeRD data<text:bookmark-end text:name="__RefHeading__6939_418471081"/></text:h>
      <text:list xml:id="list645097545" text:continue-numbering="true" text:style-name="L1">
        <text:list-item>
          <text:p text:style-name="P22">Create a new class in the src folder, called Reader. Check the „Public static void main()“ <text:s/>checkbox.</text:p>
        </text:list-item>
        <text:list-item>
          <text:p text:style-name="P29">Within the main method, enter „ZUGFeRDImporter zi=<text:span text:style-name="T1">new</text:span> ZUGFeRDImporter();“ and add the import by pressing STRG+SHIFT+O</text:p>
        </text:list-item>
        <text:list-item>
          <text:p text:style-name="P29">use zi.extract(PDF-filename) and <text:s/>canParse() to find out if ZUGFeRD-Data is present. </text:p>
        </text:list-item>
        <text:list-item>
          <text:p text:style-name="P29">After invoking zi.parse() you can access the getter-Methods like getAmount()</text:p>
        </text:list-item>
        <text:list-item>
          <text:p text:style-name="P29">There are only getters for few properties but additional ones can be addded easily. Which data is available can be seen in the ZUGFeRD-invoice.xml file embedded any ZUGFeRD compliant PDF</text:p>
        </text:list-item>
      </text:list>
      <text:p text:style-name="P9"/>
      <text:h text:style-name="Heading_20_3" text:outline-level="3"><text:bookmark-start text:name="__RefHeading__6941_418471081"/><text:soft-page-break/>Complete sample source code for reading ZUGFeRD data<text:bookmark-end text:name="__RefHeading__6941_418471081"/></text:h>
      <text:list xml:id="list1333013339" text:continue-numbering="true" text:style-name="L1">
        <text:list-header>
          <text:p text:style-name="P30"><text:s/></text:p>
        </text:list-header>
      </text:list>
      <text:p text:style-name="P8"><text:span text:style-name="T1">package</text:span> sample;</text:p>
      <text:p text:style-name="P6"/>
      <text:p text:style-name="P6"><text:span text:style-name="T1">import</text:span><text:span text:style-name="T5"> org.mustangproject.ZUGFeRD.ZUGFeRDImporter;</text:span></text:p>
      <text:p text:style-name="P6"/>
      <text:p text:style-name="P6"><text:span text:style-name="T1">public</text:span><text:span text:style-name="T5"> </text:span><text:span text:style-name="T1">class</text:span><text:span text:style-name="T5"> Read {</text:span></text:p>
      <text:p text:style-name="P6"/>
      <text:p text:style-name="P6"><text:span text:style-name="T5"><text:tab/></text:span><text:span text:style-name="T1">public</text:span><text:span text:style-name="T5"> </text:span><text:span text:style-name="T1">static</text:span><text:span text:style-name="T5"> </text:span><text:span text:style-name="T1">void</text:span><text:span text:style-name="T5"> main(String[] args) {</text:span></text:p>
      <text:p text:style-name="P6"><text:span text:style-name="T5"><text:tab/><text:tab/>ZUGFeRDImporter zi=</text:span><text:span text:style-name="T1">new</text:span><text:span text:style-name="T5"> ZUGFeRDImporter();</text:span></text:p>
      <text:p text:style-name="P6"><text:span text:style-name="T5"><text:tab/><text:tab/>zi.extract(</text:span><text:span text:style-name="T21">"./MustangGnuaccountingBeispielRE-20151008_504.pdf"</text:span><text:span text:style-name="T5">);</text:span></text:p>
      <text:p text:style-name="P6"><text:span text:style-name="T5"><text:tab/><text:tab/>System.</text:span><text:span text:style-name="T28">out</text:span><text:span text:style-name="T5">.println(</text:span><text:span text:style-name="T21">"Reading ZUGFeRD"</text:span><text:span text:style-name="T5">);</text:span></text:p>
      <text:p text:style-name="P6"><text:span text:style-name="T5"><text:tab/><text:tab/></text:span><text:span text:style-name="T1">if</text:span><text:span text:style-name="T5"> (zi.canParse()) {</text:span></text:p>
      <text:p text:style-name="P2"><text:tab/><text:tab/><text:tab/>zi.parse();</text:p>
      <text:p text:style-name="P6"><text:span text:style-name="T5"><text:tab/><text:tab/><text:tab/>System.</text:span><text:span text:style-name="T28">out</text:span><text:span text:style-name="T5">.println(</text:span><text:span text:style-name="T21">"Due amount:"</text:span><text:span text:style-name="T5">+zi.getAmount());</text:span></text:p>
      <text:p text:style-name="P6"><text:span text:style-name="T5"><text:tab/><text:tab/><text:tab/>System.</text:span><text:span text:style-name="T28">out</text:span><text:span text:style-name="T5">.println(</text:span><text:span text:style-name="T21">"BIC:"</text:span><text:span text:style-name="T5">+zi.getBIC());</text:span></text:p>
      <text:p text:style-name="P6"><text:span text:style-name="T5"><text:tab/><text:tab/><text:tab/>System.</text:span><text:span text:style-name="T28">out</text:span><text:span text:style-name="T5">.println(</text:span><text:span text:style-name="T21">"IBAN:"</text:span><text:span text:style-name="T5">+zi.getIBAN());</text:span></text:p>
      <text:p text:style-name="P6"><text:span text:style-name="T5"><text:tab/><text:tab/><text:tab/>System.</text:span><text:span text:style-name="T28">out</text:span><text:span text:style-name="T5">.println(</text:span><text:span text:style-name="T21">"Account holder name:"</text:span><text:span text:style-name="T5">+zi.getHolder());</text:span></text:p>
      <text:p text:style-name="P6"><text:span text:style-name="T5"><text:tab/><text:tab/><text:tab/>System.</text:span><text:span text:style-name="T28">out</text:span><text:span text:style-name="T5">.println(</text:span><text:span text:style-name="T21">"Document:"</text:span><text:span text:style-name="T5">+zi.getForeignReference());</text:span></text:p>
      <text:p text:style-name="P2"><text:tab/><text:tab/>}</text:p>
      <text:p text:style-name="P2"><text:tab/>}</text:p>
      <text:p text:style-name="P2">}</text:p>
      <text:p text:style-name="P10"/>
      <text:h text:style-name="Heading_20_2" text:outline-level="2"><text:bookmark-start text:name="__RefHeading__6943_418471081"/>Writing a ZUGFeRD-PDF file<text:bookmark-end text:name="__RefHeading__6943_418471081"/></text:h>
      <text:p text:style-name="Text_20_body">A sample for writing ZUGFeRD PDFs is more comprehensive, because </text:p>
      <text:list xml:id="list351254046230274061" text:style-name="L2">
        <text:list-item>
          <text:p text:style-name="P24">more data is being written than read in the read example and</text:p>
        </text:list-item>
        <text:list-item>
          <text:p text:style-name="P24">the exporter interacts via interfaces with your software.</text:p>
        </text:list-item>
      </text:list>
      <text:p text:style-name="Text_20_body"/>
      <text:list xml:id="list1081807649" text:continue-list="list1333013339" text:style-name="L1">
        <text:list-item text:start-value="1">
          <text:p text:style-name="P21">Create a new class in the src-folder, e.g. MustangWriter. Check the checkbox to generate „Public static void main()“ .</text:p>
        </text:list-item>
        <text:list-item>
          <text:p text:style-name="P21">Change <text:s/><text:span text:style-name="T2">public</text:span><text:span text:style-name="T6"> </text:span><text:span text:style-name="T2">class</text:span><text:span text:style-name="T6"> MustangWriter to </text:span><text:span text:style-name="T2">public</text:span><text:span text:style-name="T6"> </text:span><text:span text:style-name="T2">class</text:span><text:span text:style-name="T6"> </text:span><text:span text:style-name="T8">MustangWriter</text:span><text:span text:style-name="T6"> </text:span><text:span text:style-name="T2">implements</text:span><text:span text:style-name="T6"> IZUGFeRDExportableTransaction</text:span></text:p>
        </text:list-item>
        <text:list-item>
          <text:p text:style-name="P21"><text:span text:style-name="T12">Add the following classes in in the same file:</text:span><text:span text:style-name="T6"> </text:span></text:p>
          <text:list>
            <text:list-item>
              <text:p text:style-name="P21"><text:span text:style-name="T2">class</text:span><text:span text:style-name="T6"> </text:span><text:span text:style-name="T7">Contact</text:span><text:span text:style-name="T6"> </text:span><text:span text:style-name="T2">implements</text:span><text:span text:style-name="T6"> IZUGFeRDExportableContact {}</text:span></text:p>
            </text:list-item>
            <text:list-item>
              <text:p text:style-name="P33"><text:span text:style-name="T1">class</text:span><text:span text:style-name="T5"> </text:span><text:span text:style-name="T10">Item</text:span><text:span text:style-name="T5"> </text:span><text:span text:style-name="T1">implements</text:span><text:span text:style-name="T5"> IZUGFeRDExportableItem {</text:span></text:p>
              <text:list>
                <text:list-header>
                  <text:p text:style-name="P33"><text:span text:style-name="T1">private</text:span><text:span text:style-name="T5"> BigDecimal </text:span><text:span text:style-name="T27">price</text:span><text:span text:style-name="T5">, </text:span><text:span text:style-name="T27">quantity</text:span><text:span text:style-name="T5">;</text:span></text:p>
                </text:list-header>
              </text:list>
            </text:list-item>
          </text:list>
          <text:p text:style-name="P34"><text:span text:style-name="T5"><text:tab/></text:span><text:span text:style-name="T1">private</text:span><text:span text:style-name="T5"> Product </text:span><text:span text:style-name="T27">product</text:span><text:span text:style-name="T5">;</text:span></text:p>
          <text:list text:continue-numbering="true">
            <text:list-header>
              <text:p text:style-name="P31">}</text:p>
            </text:list-header>
            <text:list-item>
              <text:p text:style-name="P33"><text:span text:style-name="T1">class</text:span><text:span text:style-name="T5"> Product </text:span><text:span text:style-name="T1">implements</text:span><text:span text:style-name="T5"> IZUGFeRDExportableProduct {</text:span></text:p>
              <text:list>
                <text:list-header>
                  <text:p text:style-name="P33"><text:span text:style-name="T1">private</text:span><text:span text:style-name="T5"> String </text:span><text:span text:style-name="T27">description</text:span><text:span text:style-name="T5">, </text:span><text:span text:style-name="T27">name</text:span><text:span text:style-name="T5">, </text:span><text:span text:style-name="T27">unit</text:span><text:span text:style-name="T5">;</text:span></text:p>
                </text:list-header>
              </text:list>
            </text:list-item>
          </text:list>
          <text:p text:style-name="P34"><text:span text:style-name="T5"><text:tab/></text:span><text:span text:style-name="T1">private</text:span><text:span text:style-name="T5"> BigDecimal </text:span><text:span text:style-name="T27">VATPercent</text:span><text:span text:style-name="T5">;</text:span></text:p>
          <text:list text:continue-numbering="true">
            <text:list-header>
              <text:p text:style-name="P32">}</text:p>
            </text:list-header>
          </text:list>
        </text:list-item>
        <text:list-item>
          <text:p text:style-name="P22">Generate the imports by pressing CTRL+SHIFT+O</text:p>
        </text:list-item>
        <text:list-item>
          <text:p text:style-name="P22">Click left on MustangWriter and press ALT+SHIFT+S, select Override/Implement Methods and press return.</text:p>
        </text:list-item>
        <text:list-item>
          <text:p text:style-name="P22"><text:soft-page-break/>Click on Contact and repeat the last step.</text:p>
        </text:list-item>
        <text:list-item>
          <text:p text:style-name="P22"><text:span text:style-name="T36">Click It</text:span>em, mark the variables, press ALT+SHIFT+S <text:s/>and select <text:s/>„<text:span text:style-name="T40">Generate Getters and Setters</text:span>“ first. Mark all members and press return.</text:p>
        </text:list-item>
        <text:list-item>
          <text:p text:style-name="P22">Click again on Item, press ALT+SHIFT+S and select „Generate Constructor using Fields“. Choose again all member variables and press return.</text:p>
        </text:list-item>
        <text:list-item>
          <text:p text:style-name="P22">Repeat the last two steps for „Product“: Click Product, mark the variables, press ALT+SHIFT+S and select „Generate Getters and Setters“. Choose all members and press return.</text:p>
        </text:list-item>
        <text:list-item>
          <text:p text:style-name="P22">Item also needs other methods besides the getter/setters, <text:s/>press ALT+SHIFT+S, and choose <text:s/>Override/Implement Methods</text:p>
        </text:list-item>
        <text:list-item>
          <text:p text:style-name="P22">Click on Product again, press ALT+SHIFT+S and select „Generate Constructor using Fields“. Choose all members again and press return.</text:p>
        </text:list-item>
        <text:list-item>
          <text:p text:style-name="P22">The following methods of Contact should return the following:</text:p>
          <text:list>
            <text:list-item>
              <text:p text:style-name="P33"><text:span text:style-name="T5">getCountry(): </text:span><text:span text:style-name="T21">"DE"</text:span></text:p>
            </text:list-item>
            <text:list-item>
              <text:p text:style-name="P33"><text:span text:style-name="T5">getLocation(): </text:span><text:span text:style-name="T21">"Spielkreis"</text:span></text:p>
            </text:list-item>
            <text:list-item>
              <text:p text:style-name="P33"><text:span text:style-name="T5">getName(): </text:span><text:span text:style-name="T21">"Theodor Est"</text:span></text:p>
            </text:list-item>
            <text:list-item>
              <text:p text:style-name="P33"><text:span text:style-name="T5">getStreet(): </text:span><text:span text:style-name="T21">"Bahnstr. 42"</text:span></text:p>
            </text:list-item>
            <text:list-item>
              <text:p text:style-name="P33"><text:span text:style-name="T5">getVATID(): </text:span><text:span text:style-name="T21">"DE999999999"</text:span></text:p>
            </text:list-item>
            <text:list-item>
              <text:p text:style-name="P33"><text:span text:style-name="T5">getZIP(): </text:span><text:span text:style-name="T21">"88802"</text:span><text:span text:style-name="T5">;</text:span></text:p>
            </text:list-item>
          </text:list>
        </text:list-item>
        <text:list-item>
          <text:p text:style-name="P22">The following methods of the main class should return the following:</text:p>
          <text:list>
            <text:list-item>
              <text:p text:style-name="P34"><text:span text:style-name="T5">getDeliveryDate(): </text:span><text:span text:style-name="T1">new</text:span><text:span text:style-name="T5"> GregorianCalendar(2015,Calendar.</text:span><text:span text:style-name="T28">OCTOBER</text:span><text:span text:style-name="T5">,7).getTime()</text:span></text:p>
            </text:list-item>
            <text:list-item>
              <text:p text:style-name="P30">Pressing CTRL+SHIFT+O twice will import the necessary GregorianCalendar and Calendar class</text:p>
            </text:list-item>
            <text:list-item>
              <text:p text:style-name="P27"><text:span text:style-name="T9">getDueDate(): </text:span><text:span text:style-name="T3">new</text:span><text:span text:style-name="T9"> GregorianCalendar(2015,Calendar.</text:span><text:span text:style-name="T28">OCTOBER</text:span><text:span text:style-name="T9">,29).getTime()</text:span></text:p>
            </text:list-item>
            <text:list-item>
              <text:p text:style-name="P27"><text:span text:style-name="T9">getIssueDate(): </text:span><text:span text:style-name="T3">new</text:span><text:span text:style-name="T9"> GregorianCalendar(2015,Calendar.</text:span><text:span text:style-name="T28">OCTOBER</text:span><text:span text:style-name="T9">,8).getTime()</text:span></text:p>
            </text:list-item>
            <text:list-item>
              <text:p text:style-name="P27"><text:span text:style-name="T9">getNumber(): </text:span><text:span text:style-name="T22">"RE-20151008/504"</text:span></text:p>
            </text:list-item>
            <text:list-item>
              <text:p text:style-name="P27"><text:span text:style-name="T9">getOwnBIC(): </text:span><text:span text:style-name="T22">"COBADEFXXX"</text:span></text:p>
            </text:list-item>
            <text:list-item>
              <text:p text:style-name="P27"><text:span text:style-name="T5">getOwnBankName(): </text:span><text:span text:style-name="T24">"Commerzbank"</text:span></text:p>
            </text:list-item>
            <text:list-item>
              <text:p text:style-name="P36"><text:span text:style-name="T5">getOwnCountry() </text:span><text:span text:style-name="T21">"DE"</text:span></text:p>
            </text:list-item>
            <text:list-item>
              <text:p text:style-name="P27"><text:span text:style-name="T5">getOwnIBAN(): </text:span><text:span text:style-name="T21">"DE88 2008 0000 0970 3757 00"</text:span></text:p>
            </text:list-item>
            <text:list-item>
              <text:p text:style-name="P36"><text:span text:style-name="T5">getOwnLocation() </text:span><text:span text:style-name="T21">"Stadthausen"</text:span></text:p>
            </text:list-item>
            <text:list-item>
              <text:p text:style-name="P27"><text:span text:style-name="T5">getOwnOrganisationName(): </text:span><text:span text:style-name="T21">"Bei Spiel GmbH"</text:span></text:p>
            </text:list-item>
            <text:list-item>
              <text:p text:style-name="P36"><text:span text:style-name="T5">getOwnStreet() </text:span><text:span text:style-name="T21">"Ecke 12"</text:span></text:p>
            </text:list-item>
            <text:list-item>
              <text:p text:style-name="P27"><text:span text:style-name="T5">getOwnTaxID(): </text:span><text:span text:style-name="T21">"22/815/0815/4"</text:span></text:p>
            </text:list-item>
            <text:list-item>
              <text:p text:style-name="P27"><text:span text:style-name="T5">getOwnVATID(): </text:span><text:span text:style-name="T21">"DE136695976"</text:span></text:p>
            </text:list-item>
            <text:list-item>
              <text:p text:style-name="P36"><text:span text:style-name="T5">getOwnZIP() </text:span><text:span text:style-name="T21">"12345"</text:span></text:p>
            </text:list-item>
            <text:list-item>
              <text:p text:style-name="P37"><text:span text:style-name="T5">getOwnOrganisationFullPlaintextInfo(): </text:span><text:span text:style-name="T21">"Bei Spiel GmbH\n"</text:span><text:span text:style-name="T5">+</text:span></text:p>
              <text:p text:style-name="P37"><text:span text:style-name="T21">"Ecke 12\n"</text:span><text:span text:style-name="T5">+</text:span></text:p>
              <text:p text:style-name="P37"><text:span text:style-name="T21">"12345 Stadthausen\n"</text:span><text:span text:style-name="T5">+</text:span></text:p>
              <text:p text:style-name="P38">"Geschäftsführer: Max Mustermann"</text:p>
            </text:list-item>
            <text:list-item>
              <text:p text:style-name="P27"><text:span text:style-name="T5">getRecipient(): </text:span><text:span text:style-name="T1">new</text:span><text:span text:style-name="T5"> Contact()</text:span></text:p>
            </text:list-item>
            <text:list-item>
              <text:p text:style-name="P29">getZFItems() of the main class can now create products and return them as a arrays of items:</text:p>
            </text:list-item>
          </text:list>
          <text:p text:style-name="P33"><text:span text:style-name="T5"><text:tab/><text:tab/>Item[] allItems=</text:span><text:span text:style-name="T1">new</text:span><text:span text:style-name="T5"> Item[3];</text:span></text:p>
        </text:list-item>
      </text:list>
      <text:p text:style-name="P6"><text:span text:style-name="T5"><text:tab/><text:tab/>Product designProduct=</text:span><text:span text:style-name="T1">new</text:span><text:span text:style-name="T5"> Product(</text:span><text:span text:style-name="T21">""</text:span><text:span text:style-name="T5">, </text:span><text:span text:style-name="T21">"Künstlerische Gestaltung (Stunde)"</text:span><text:span text:style-name="T5">, </text:span><text:span text:style-name="T21">"HUR"</text:span><text:span text:style-name="T5">, </text:span><text:span text:style-name="T1">new</text:span><text:span text:style-name="T5"> BigDecimal(</text:span><text:span text:style-name="T21">"7.000000"</text:span><text:span text:style-name="T5">));</text:span></text:p>
      <text:p text:style-name="P6"><text:span text:style-name="T5"><text:tab/><text:tab/>Product balloonProduct=</text:span><text:span text:style-name="T1">new</text:span><text:span text:style-name="T5"> Product(</text:span><text:span text:style-name="T21">""</text:span><text:span text:style-name="T5">, </text:span><text:span text:style-name="T21">"Luftballon"</text:span><text:span text:style-name="T5">, </text:span><text:span text:style-name="T21">"C62"</text:span><text:span text:style-name="T5">, </text:span><text:span text:style-name="T1">new</text:span><text:span text:style-name="T5"> BigDecimal(</text:span><text:span text:style-name="T21">"19.000000"</text:span><text:span text:style-name="T5">));</text:span></text:p>
      <text:p text:style-name="P6"><text:span text:style-name="T5"><text:tab/><text:tab/>Product airProduct=</text:span><text:span text:style-name="T1">new</text:span><text:span text:style-name="T5"> Product(</text:span><text:span text:style-name="T21">""</text:span><text:span text:style-name="T5">, </text:span><text:span text:style-name="T21">"Heiße Luft pro Liter"</text:span><text:span text:style-name="T5">, </text:span><text:span text:style-name="T21">"LTR"</text:span><text:span text:style-name="T5">, </text:span><text:span text:style-name="T1">new</text:span><text:span text:style-name="T5"> </text:span><text:soft-page-break/><text:span text:style-name="T5">BigDecimal(</text:span><text:span text:style-name="T21">"19.000000"</text:span><text:span text:style-name="T5">));</text:span></text:p>
      <text:p text:style-name="P2"><text:tab/><text:tab/></text:p>
      <text:p text:style-name="P6"><text:span text:style-name="T5"><text:tab/><text:tab/>allItems[0]=</text:span><text:span text:style-name="T1">new</text:span><text:span text:style-name="T5"> Item(</text:span><text:span text:style-name="T1">new</text:span><text:span text:style-name="T5"> BigDecimal(</text:span><text:span text:style-name="T21">"160"</text:span><text:span text:style-name="T5">), </text:span><text:span text:style-name="T1">new</text:span><text:span text:style-name="T5"> BigDecimal(</text:span><text:span text:style-name="T21">"1"</text:span><text:span text:style-name="T5">), designProduct);</text:span></text:p>
      <text:p text:style-name="P6"><text:span text:style-name="T5"><text:tab/><text:tab/>allItems[1]=</text:span><text:span text:style-name="T1">new</text:span><text:span text:style-name="T5"> Item(</text:span><text:span text:style-name="T1">new</text:span><text:span text:style-name="T5"> BigDecimal(</text:span><text:span text:style-name="T21">"0.79"</text:span><text:span text:style-name="T5">), </text:span><text:span text:style-name="T1">new</text:span><text:span text:style-name="T5"> BigDecimal(</text:span><text:span text:style-name="T21">"400"</text:span><text:span text:style-name="T5">), balloonProduct);</text:span></text:p>
      <text:p text:style-name="P6"><text:span text:style-name="T5"><text:tab/><text:tab/>allItems[2]=</text:span><text:span text:style-name="T1">new</text:span><text:span text:style-name="T5"> Item(</text:span><text:span text:style-name="T1">new</text:span><text:span text:style-name="T5"> BigDecimal(</text:span><text:span text:style-name="T21">"0.10"</text:span><text:span text:style-name="T5">), </text:span><text:span text:style-name="T1">new</text:span><text:span text:style-name="T5"> BigDecimal(</text:span><text:span text:style-name="T21">"200"</text:span><text:span text:style-name="T5">), airProduct);</text:span></text:p>
      <text:p text:style-name="P6"><text:span text:style-name="T5"><text:tab/><text:tab/></text:span><text:span text:style-name="T1">return</text:span><text:span text:style-name="T5"> allItems;</text:span></text:p>
      <text:list xml:id="list1020625821" text:continue-numbering="true" text:style-name="L1">
        <text:list-header>
          <text:p text:style-name="P31"/>
          <text:p text:style-name="P23"><text:s/></text:p>
          <text:list text:continue-numbering="true">
            <text:list-item>
              <text:p text:style-name="P22">Now create a private void apply method </text:p>
            </text:list-item>
            <text:list-item>
              <text:p text:style-name="P22">Please instantiate this main MustangWriter class in the main method and invoke the apply() function. </text:p>
            </text:list-item>
            <text:list-item>
              <text:p text:style-name="P22">In the apply-method you can now</text:p>
              <text:list>
                <text:list-item>
                  <text:p text:style-name="P22">instantiate a ZUGFeRDExporter , </text:p>
                </text:list-item>
                <text:list-item>
                  <text:p text:style-name="P22">invoke the ZUGFeRDExporter's PDFmakeA3compliant (with the file name, the „Producer“, i.e. Application- and „Creator“ ,i.e. Author name parameters) and </text:p>
                </text:list-item>
                <text:list-item>
                  <text:p text:style-name="P22">finally use the PDFattachZugferdFile-method (with the IZUGFeRDExportableTransation, i.e. „this“ as parameter) and <text:s text:c="4"/><text:tab/><text:tab/></text:p>
                </text:list-item>
                <text:list-item>
                  <text:p text:style-name="P22">use export to save again. The apply-method then looks – with according try/catch-blocks- as follows: <text:s text:c="2"/><text:tab/></text:p>
                </text:list-item>
              </text:list>
            </text:list-item>
          </text:list>
        </text:list-header>
      </text:list>
      <text:p text:style-name="P10"/>
      <text:p text:style-name="P6"><text:span text:style-name="T1"><text:tab/><text:tab/>try</text:span><text:span text:style-name="T5"> { </text:span></text:p>
      <text:p text:style-name="P6"><text:span text:style-name="T5"><text:tab/><text:tab/><text:tab/>System.</text:span><text:span text:style-name="T28">out</text:span><text:span text:style-name="T5">.println(</text:span><text:span text:style-name="T21">"Lese Blanko-PDF"</text:span><text:span text:style-name="T5">); </text:span></text:p>
      <text:p text:style-name="P6"><text:span text:style-name="T5"><text:tab/><text:tab/><text:tab/></text:span><text:span text:style-name="T30">// automatically add </text:span><text:span text:style-name="T31">Zugferd</text:span><text:span text:style-name="T30"> to all outgoing invoices </text:span></text:p>
      <text:p text:style-name="P6"><text:span text:style-name="T5"><text:tab/><text:tab/><text:tab/>ZUGFeRDExporter ze = </text:span><text:span text:style-name="T1">new</text:span><text:span text:style-name="T5"> ZUGFeRDExporter(); </text:span></text:p>
      <text:p text:style-name="P6"><text:span text:style-name="T5"><text:tab/><text:tab/><text:tab/>System.</text:span><text:span text:style-name="T28">out</text:span><text:span text:style-name="T5">.println(</text:span><text:span text:style-name="T21">"Wandle in PDF/A-3u um"</text:span><text:span text:style-name="T5">);</text:span></text:p>
      <text:p text:style-name="P6"><text:span text:style-name="T5"><text:tab/><text:tab/><text:tab/>ze.PDFmakeA3compliant(</text:span><text:span text:style-name="T21">"./MustangGnuaccountingBeispielRE-20151008_504blanko.pdf"</text:span><text:span text:style-name="T5">, </text:span><text:span text:style-name="T21">"My Application"</text:span><text:span text:style-name="T5">, </text:span></text:p>
      <text:p text:style-name="P6"><text:span text:style-name="T5"><text:tab/><text:tab/><text:tab/><text:tab/><text:tab/>System.</text:span><text:span text:style-name="T11">getProperty</text:span><text:span text:style-name="T5">(</text:span><text:span text:style-name="T21">"user.name"</text:span><text:span text:style-name="T5">), </text:span><text:span text:style-name="T1">true</text:span><text:span text:style-name="T5">); </text:span></text:p>
      <text:p text:style-name="P6"><text:span text:style-name="T5"><text:tab/><text:tab/><text:tab/>System.</text:span><text:span text:style-name="T28">out</text:span><text:span text:style-name="T5">.println(</text:span><text:span text:style-name="T21">"ZUGFeRD-Daten generieren und anhängen"</text:span><text:span text:style-name="T5">);</text:span></text:p>
      <text:p text:style-name="P6"><text:span text:style-name="T5"><text:tab/><text:tab/><text:tab/>ze.PDFattachZugferdFile(</text:span><text:span text:style-name="T1">this</text:span><text:span text:style-name="T5">); </text:span></text:p>
      <text:p text:style-name="P6"><text:span text:style-name="T5"><text:tab/><text:tab/><text:tab/>System.</text:span><text:span text:style-name="T28">out</text:span><text:span text:style-name="T5">.println(</text:span><text:span text:style-name="T21">"Schreibe ZUGFeRD-PDF"</text:span><text:span text:style-name="T5">);</text:span></text:p>
      <text:p text:style-name="P6"><text:span text:style-name="T5"><text:tab/><text:tab/><text:tab/>ze.export(</text:span><text:span text:style-name="T21">"./MustangGnuaccountingBeispielRE-20151008_504new.pdf"</text:span><text:span text:style-name="T5">); </text:span></text:p>
      <text:p text:style-name="P6"><text:span text:style-name="T5"><text:tab/><text:tab/><text:tab/>System.</text:span><text:span text:style-name="T28">out</text:span><text:span text:style-name="T5">.println(</text:span><text:span text:style-name="T21">"Fertig."</text:span><text:span text:style-name="T5">);<text:tab/><text:tab/><text:tab/></text:span></text:p>
      <text:p text:style-name="P6"><text:span text:style-name="T5"><text:tab/><text:tab/>} </text:span><text:span text:style-name="T1">catch</text:span><text:span text:style-name="T5"> (IOException e) { </text:span></text:p>
      <text:p text:style-name="P2"><text:tab/><text:tab/><text:tab/>e.printStackTrace(); </text:p>
      <text:p text:style-name="P6"><text:span text:style-name="T5"><text:tab/><text:tab/>} </text:span><text:span text:style-name="T1">catch</text:span><text:span text:style-name="T5"> (TransformerException e) { </text:span></text:p>
      <text:p text:style-name="P2"><text:tab/><text:tab/><text:tab/>e.printStackTrace(); </text:p>
      <text:p text:style-name="P6"><text:span text:style-name="T5"><text:tab/><text:tab/>} </text:span><text:span text:style-name="T1">catch</text:span><text:span text:style-name="T5"> (JAXBException e) { </text:span></text:p>
      <text:p text:style-name="P2"><text:tab/><text:tab/><text:tab/>e.printStackTrace(); </text:p>
      <text:p text:style-name="P2"><text:tab/><text:tab/>}</text:p>
      <text:list xml:id="list1382309538" text:continue-numbering="true" text:style-name="L1">
        <text:list-item>
          <text:list>
            <text:list-header>
              <text:p text:style-name="P23"/>
            </text:list-header>
            <text:list-item>
              <text:p text:style-name="P22">CTRL+SHIFT+O again helps with the imports</text:p>
            </text:list-item>
            <text:list-item>
              <text:p text:style-name="P22">„My Application“ and <text:span text:style-name="T35">System.</text:span><text:span text:style-name="T34">getProperty</text:span><text:span text:style-name="T35">(</text:span><text:span text:style-name="T23">"user.name"</text:span><text:span text:style-name="T35">) are stored in the m</text:span>eta data as „Producer“ (producing application) respectively „Creator“ (author). Please adjust <text:soft-page-break/>accordingly.</text:p>
            </text:list-item>
            <text:list-item>
              <text:p text:style-name="P22">Start it to write the ZUGFeRD invoice to the file specified in export.</text:p>
            </text:list-item>
            <text:list-item>
              <text:p text:style-name="P22">Adjust the NOTICE-File and add it to your application.</text:p>
            </text:list-item>
          </text:list>
        </text:list-item>
      </text:list>
      <text:p text:style-name="P2"><text:tab/><text:tab/></text:p>
      <text:h text:style-name="Heading_20_3" text:outline-level="3"><text:bookmark-start text:name="__RefHeading__6945_4184710811"/>Complete source code example for writing ZUGFeRD PDFs<text:bookmark-end text:name="__RefHeading__6945_4184710811"/></text:h>
      <text:p text:style-name="Standard"/>
      <text:p text:style-name="Standard">Please refer to the file MustangWriter.java in this directory.</text:p>
      <text:p text:style-name="P3"/>
      <text:h text:style-name="Heading_20_3" text:outline-level="3"><text:bookmark-start text:name="__RefHeading__6979_4184710811"/>Writing custom XML-Data<text:bookmark-end text:name="__RefHeading__6979_4184710811"/></text:h>
      <text:p text:style-name="Text_20_body">If you create your own ZUGFeRD-XML you can attach them using <text:span text:style-name="T14">setZUGFeRDXMLData</text:span>, in this case <text:span text:style-name="T14"><text:s/>PDFattachZugferdFile </text:span>is invoked with a null argument as follows:</text:p>
      <text:p text:style-name="P7"><text:span text:style-name="T14"><text:tab/> <text:s text:c="11"/></text:span><text:span text:style-name="T32">// automatically add </text:span><text:span text:style-name="T33">Zugferd</text:span><text:span text:style-name="T32"> to all outgoing invoices</text:span></text:p>
      <text:p text:style-name="P7"><text:span text:style-name="T14"><text:tab/> <text:s text:c="11"/></text:span><text:span text:style-name="T15">ZUGFeRDExporter</text:span><text:span text:style-name="T14"> </text:span><text:span text:style-name="T38">ze</text:span><text:span text:style-name="T14"> = </text:span><text:span text:style-name="T4">new</text:span><text:span text:style-name="T14"> </text:span><text:span text:style-name="T15">ZUGFeRDExporter</text:span><text:span text:style-name="T14">();</text:span></text:p>
      <text:p text:style-name="P7"><text:span text:style-name="T14"><text:tab/> <text:s text:c="11"/>System.</text:span><text:span text:style-name="T29">out</text:span><text:span text:style-name="T14">.println(</text:span><text:span text:style-name="T25">"Converting to PDF/A-3u"</text:span><text:span text:style-name="T14">);</text:span></text:p>
      <text:p text:style-name="P7"><text:span text:style-name="T14"><text:tab/> <text:s text:c="11"/></text:span><text:span text:style-name="T38">ze</text:span><text:span text:style-name="T14">.PDFmakeA3compliant(</text:span><text:span text:style-name="T25">"Source.pdf"</text:span><text:span text:style-name="T14">, </text:span><text:span text:style-name="T25">"My Application"</text:span><text:span text:style-name="T14">,</text:span></text:p>
      <text:p text:style-name="P7"><text:span text:style-name="T14"><text:tab/> <text:s text:c="19"/>System.</text:span><text:span text:style-name="T16">getProperty</text:span><text:span text:style-name="T14">(</text:span><text:span text:style-name="T25">"user.name"</text:span><text:span text:style-name="T14">), </text:span><text:span text:style-name="T4">true</text:span><text:span text:style-name="T14">);</text:span></text:p>
      <text:p text:style-name="P7"><text:span text:style-name="T14"><text:tab/> <text:s text:c="11"/>System.</text:span><text:span text:style-name="T29">out</text:span><text:span text:style-name="T14">.println(</text:span><text:span text:style-name="T25">"Attaching ZUGFeRD-Data"</text:span><text:span text:style-name="T14">);</text:span></text:p>
      <text:p text:style-name="P7"><text:span text:style-name="T14"><text:tab/> <text:s text:c="11"/>String </text:span><text:span text:style-name="T38">ownZUGFeRDXML</text:span><text:span text:style-name="T14"> = </text:span><text:span text:style-name="T25">"&lt;some&gt;&lt;xml attrib='value'/&gt;&lt;/some&gt;"</text:span><text:span text:style-name="T14">;</text:span></text:p>
      <text:p text:style-name="P7"><text:span text:style-name="T14"><text:tab/> <text:s text:c="11"/></text:span><text:span text:style-name="T38">ze</text:span><text:span text:style-name="T14">.setZUGFeRDXMLData(</text:span><text:span text:style-name="T38">ownZUGFeRDXML</text:span><text:span text:style-name="T14">.getBytes());</text:span></text:p>
      <text:p text:style-name="P7"><text:span text:style-name="T14"><text:tab/> <text:s text:c="11"/></text:span><text:span text:style-name="T38">ze</text:span><text:span text:style-name="T14">.PDFattachZugferdFile(</text:span><text:span text:style-name="T15">doc</text:span><text:span text:style-name="T14">, </text:span><text:span text:style-name="T4">null</text:span><text:span text:style-name="T14">);</text:span></text:p>
      <text:p text:style-name="P7"><text:span text:style-name="T14"><text:tab/> <text:s text:c="11"/>System.</text:span><text:span text:style-name="T29">out</text:span><text:span text:style-name="T14">.println(</text:span><text:span text:style-name="T25">"Writing ZUGFeRD-PDF"</text:span><text:span text:style-name="T14">);</text:span></text:p>
      <text:p text:style-name="P4"><text:span text:style-name="T37"><text:tab/> <text:s text:c="11"/></text:span><text:span text:style-name="T38">ze</text:span><text:span text:style-name="T37">.export(</text:span><text:span text:style-name="T25">"./Target.pdf"</text:span><text:span text:style-name="T37">);</text:span></text:p>
      <text:p text:style-name="P5"/>
      <text:h text:style-name="P20" text:outline-level="3"><text:bookmark-start text:name="__RefHeading__7143_1002515601"/>Supplementary functions<text:bookmark-end text:name="__RefHeading__7143_1002515601"/></text:h>
      <text:list xml:id="list6299343090983379536" text:style-name="L3">
        <text:list-item>
          <text:p text:style-name="P25"><text:span text:style-name="T19">ZUGFeRDExporter.setTest()</text:span><text:span text:style-name="T17"> sets a attribute in the XML strcuture used to identify test invoices.</text:span></text:p>
        </text:list-item>
        <text:list-item>
          <text:p text:style-name="P25"><text:span text:style-name="T20">ZUGFeRDExporter.ignoreA1Errors()</text:span><text:span text:style-name="T18"> skips the check of the input file whether it's valid PDF/A-1</text:span></text:p>
        </text:list-item>
      </text:list>
      <text:h text:style-name="Heading_20_3" text:outline-level="3"><text:bookmark-start text:name="__RefHeading__6979_418471081"/>Writing custom XML-Data<text:bookmark-end text:name="__RefHeading__6979_418471081"/></text:h>
      <text:p text:style-name="Text_20_body">If you create your own ZUGFeRD-XML you can attach them using <text:span text:style-name="T14">setZUGFeRDXMLData</text:span>, in this case <text:span text:style-name="T14"><text:s/>PDFattachZugferdFile </text:span>is invoked with a null argument as follows:</text:p>
      <text:p text:style-name="P7"><text:span text:style-name="T14"><text:tab/> <text:s text:c="11"/></text:span><text:span text:style-name="T32">// automatically add </text:span><text:span text:style-name="T33">Zugferd</text:span><text:span text:style-name="T32"> to all outgoing invoices</text:span></text:p>
      <text:p text:style-name="P7"><text:span text:style-name="T14"><text:tab/> <text:s text:c="11"/></text:span><text:span text:style-name="T15">ZUGFeRDExporter</text:span><text:span text:style-name="T14"> </text:span><text:span text:style-name="T38">ze</text:span><text:span text:style-name="T14"> = </text:span><text:span text:style-name="T4">new</text:span><text:span text:style-name="T14"> </text:span><text:span text:style-name="T15">ZUGFeRDExporter</text:span><text:span text:style-name="T14">();</text:span></text:p>
      <text:p text:style-name="P7"><text:span text:style-name="T14"><text:tab/> <text:s text:c="11"/>System.</text:span><text:span text:style-name="T29">out</text:span><text:span text:style-name="T14">.println(</text:span><text:span text:style-name="T25">"Converting to PDF/A-3u"</text:span><text:span text:style-name="T14">);</text:span></text:p>
      <text:p text:style-name="P7"><text:span text:style-name="T14"><text:tab/> <text:s text:c="11"/></text:span><text:span text:style-name="T38">ze</text:span><text:span text:style-name="T14">.PDFmakeA3compliant(</text:span><text:span text:style-name="T26">"./Source.pdf"</text:span><text:span text:style-name="T14">, </text:span><text:span text:style-name="T25">"My Application"</text:span><text:span text:style-name="T14">,</text:span></text:p>
      <text:p text:style-name="P7"><text:span text:style-name="T14"><text:tab/> <text:s text:c="19"/>System.</text:span><text:span text:style-name="T16">getProperty</text:span><text:span text:style-name="T14">(</text:span><text:span text:style-name="T25">"user.name"</text:span><text:span text:style-name="T14">), </text:span><text:span text:style-name="T4">true</text:span><text:span text:style-name="T14">);</text:span></text:p>
      <text:p text:style-name="P7"><text:span text:style-name="T14"><text:tab/> <text:s text:c="11"/>System.</text:span><text:span text:style-name="T29">out</text:span><text:span text:style-name="T14">.println(</text:span><text:span text:style-name="T25">"</text:span><text:span text:style-name="T25">A</text:span><text:span text:style-name="T25">ttaching ZUGFeRD-Data"</text:span><text:span text:style-name="T14">);</text:span></text:p>
      <text:p text:style-name="P7"><text:span text:style-name="T14"><text:tab/> <text:s text:c="11"/>String </text:span><text:span text:style-name="T38">ownZUGFeRDXML</text:span><text:span text:style-name="T14"> = </text:span><text:span text:style-name="T25">"&lt;some&gt;&lt;xml attrib='value'/&gt;&lt;/some&gt;"</text:span><text:span text:style-name="T14">;</text:span></text:p>
      <text:p text:style-name="P7"><text:span text:style-name="T14"><text:tab/> <text:s text:c="11"/></text:span><text:span text:style-name="T38">ze</text:span><text:span text:style-name="T14">.setZUGFeRDXMLData(</text:span><text:span text:style-name="T38">ownZUGFeRDXML</text:span><text:span text:style-name="T14">.getBytes());</text:span></text:p>
      <text:p text:style-name="P7"><text:span text:style-name="T14"><text:tab/> <text:s text:c="11"/></text:span><text:span text:style-name="T38">ze</text:span><text:span text:style-name="T14">.PDFattachZugferdFile(</text:span><text:span text:style-name="T4">null</text:span><text:span text:style-name="T14">);</text:span></text:p>
      <text:p text:style-name="P7"><text:span text:style-name="T14"><text:tab/> <text:s text:c="11"/>System.</text:span><text:span text:style-name="T29">out</text:span><text:span text:style-name="T14">.println(</text:span><text:span text:style-name="T25">"Writing ZUGFeRD-PDF"</text:span><text:span text:style-name="T14">);</text:span></text:p>
      <text:p text:style-name="P4"><text:span text:style-name="T37"><text:tab/> <text:s text:c="11"/></text:span><text:span text:style-name="T38">ze</text:span><text:span text:style-name="T37">.export(</text:span><text:span text:style-name="T25">"./Target.pdf"</text:span><text:span text:style-name="T37">);</text:span></text:p>
      <text:p text:style-name="P5"><text:soft-page-break/></text:p>
      <text:h text:style-name="P20" text:outline-level="3"><text:bookmark-start text:name="__RefHeading__7143_100251560"/>Supplementary functions<text:bookmark-end text:name="__RefHeading__7143_100251560"/></text:h>
      <text:list xml:id="list5779016667409422656" text:style-name="L4">
        <text:list-item>
          <text:p text:style-name="P35"><text:span text:style-name="T39">zugferdExporter-&gt;setTest()</text:span> sets the indicator in the xml structure that the invoice has been created in or is ment for nonproductive use only.</text:p>
        </text:list-item>
        <text:list-item>
          <text:p text:style-name="P26"><text:span text:style-name="T19">ZUGFeRDExporter.ignoreA1Errors()</text:span><text:span text:style-name="T13"> skips checking the input file for PDF/A-1-violation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ebdings" svg:font-family="Webdings" style:font-charset="x-symbol"/>
    <style:font-face style:name="Lohit Hindi1" svg:font-family="'Lohit Hindi'"/>
    <style:font-face style:name="OpenSymbol" svg:font-family="OpenSymbol"/>
    <style:font-face style:name="Times New Roman1" svg:font-family="'Times New Roman'" style:font-family-generic="roman"/>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Courier New" svg:font-family="'Courier New'" style:font-family-generic="modern" style:font-pitch="variable"/>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imbus Mono L" style:font-size-asian="10pt" style:font-name-complex="Liberation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s/><text:page-number text:select-page="current">8</text:page-number> of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chen Staerk</meta:initial-creator>
    <meta:creation-date>2014-05-29T15:44:42</meta:creation-date>
    <dc:date>2016-06-01T10:27:05</dc:date>
    <dc:creator>Jochen Stärk</dc:creator>
    <meta:editing-duration>PT10H17M23S</meta:editing-duration>
    <meta:editing-cycles>60</meta:editing-cycles>
    <meta:generator>OpenOffice/4.1.1$Unix OpenOffice.org_project/411m6$Build-9775</meta:generator>
    <meta:printed-by>Jochen Stärk</meta:printed-by>
    <meta:print-date>2014-07-06T11:49:33</meta:print-date>
    <meta:document-statistic meta:table-count="1" meta:image-count="0" meta:object-count="0" meta:page-count="8" meta:paragraph-count="278" meta:word-count="1355" meta:character-count="11913"/>
    <meta:user-defined meta:name="state">defaultstate</meta:user-defined>
  </office:meta>
</office:document-meta>
</file>